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,</text:p>
      <text:p text:style-name="Standard"/>
      <text:p text:style-name="Standard">Do you like to test an RPG video game?</text:p>
      <text:p text:style-name="Standard">Well, there are forums and my game: Near X one.(still no finished)</text:p>
      <text:p text:style-name="Standard">"Link to a forum":http://www.rpg-maker.fr/jeux.html</text:p>
      <text:p text:style-name="Standard"/>
      <text:p text:style-name="Standard">What if you create one?</text:p>
      <text:p text:style-name="Standard"/>
      <text:p text:style-name="Standard">The ideal software (in 2D) is "here":https://www.rpgmakerweb.com/languages/fr</text:p>
      <text:p text:style-name="Standard">Me personally, I went to rpg maker vx ace because it's the easiest to use, we can create</text:p>
      <text:p text:style-name="Standard">complex systems...etc But still *RPG Maker* has several versions: RPG Maker XP, RPG Maker VX,(which has a slight difference with RPG Maker VX ace) RPG Maker 2003, RPG Maker 2000, RPG Maker 95...etc</text:p>
      <text:p text:style-name="Standard"/>
      <text:p text:style-name="Standard">Good game development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 LibreOffice_project/a64200df03143b798afd1ec74a12ab50359878ed</meta:generator>
    <dc:date>2020-04-25T14:52:28.146000000</dc:date>
    <meta:editing-duration>PT2H40M40S</meta:editing-duration>
    <meta:editing-cycles>2</meta:editing-cycles>
    <meta:document-statistic meta:table-count="0" meta:image-count="0" meta:object-count="0" meta:page-count="1" meta:paragraph-count="9" meta:word-count="92" meta:character-count="568" meta:non-whitespace-character-count="485"/>
  </office:meta>
</office:document-meta>
</file>